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7.197cm" fo:margin-left="2.577cm" fo:margin-right="7.225cm" table:align="margins"/>
    </style:style>
    <style:style style:name="Таблица1.A" style:family="table-column">
      <style:table-column-properties style:column-width="7.197cm" style:rel-column-width="65535*"/>
    </style:style>
    <style:style style:name="Таблица1.A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5.666cm" style:rel-column-width="21842*"/>
    </style:style>
    <style:style style:name="Таблица4.B" style:family="table-column">
      <style:table-column-properties style:column-width="6.611cm" style:rel-column-width="25487*"/>
    </style:style>
    <style:style style:name="Таблица4.C" style:family="table-column">
      <style:table-column-properties style:column-width="4.722cm" style:rel-column-width="18206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C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5.666cm" style:rel-column-width="2184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5.666cm" style:rel-column-width="21842*"/>
    </style:style>
    <style:style style:name="Таблица2.B" style:family="table-column">
      <style:table-column-properties style:column-width="6.611cm" style:rel-column-width="25487*"/>
    </style:style>
    <style:style style:name="Таблица2.C" style:family="table-column">
      <style:table-column-properties style:column-width="4.722cm" style:rel-column-width="1820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5.666cm" style:rel-column-width="21842*"/>
    </style:style>
    <style:style style:name="Таблица3.B" style:family="table-column">
      <style:table-column-properties style:column-width="6.611cm" style:rel-column-width="25487*"/>
    </style:style>
    <style:style style:name="Таблица3.C" style:family="table-column">
      <style:table-column-properties style:column-width="4.722cm" style:rel-column-width="18206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6.999cm" table:align="margins"/>
    </style:style>
    <style:style style:name="Таблица7.A" style:family="table-column">
      <style:table-column-properties style:column-width="5.666cm" style:rel-column-width="21845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C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5.666cm" style:rel-column-width="21845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C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36pt" fo:language="ru" fo:country="RU" fo:font-weight="bold" style:font-size-asian="36pt" style:font-weight-asian="bold" style:font-size-complex="36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style:font-name-asian="Andale Sans UI" style:font-size-asian="14pt" style:font-weight-asian="normal" style:font-name-complex="Tahoma" style:font-size-complex="14pt" style:font-weight-complex="normal"/>
    </style:style>
    <style:style style:name="P21" style:family="paragraph" style:parent-style-name="Standard" style:list-style-name="L1">
      <style:paragraph-properties fo:text-align="start" style:justify-single-word="false"/>
    </style:style>
    <style:style style:name="P22" style:family="paragraph" style:parent-style-name="Standard">
      <style:paragraph-properties fo:text-align="center" style:justify-single-word="false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font-size="14pt" fo:language="en" fo:country="US" fo:background-color="#ffffff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font-size="14pt" fo:language="ru" fo:country="RU" fo:background-color="#ffffff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style:font-name="Times New Roman1" fo:language="en" fo:country="US"/>
    </style:style>
    <style:style style:name="T8" style:family="text">
      <style:text-properties style:font-name="Times New Roman1" fo:language="en" fo:country="US" style:font-name-asian="Times New Roman1" style:font-name-complex="Times New Roman1"/>
    </style:style>
    <style:style style:name="T9" style:family="text">
      <style:text-properties style:font-name="Times New Roman" style:font-name-asian="Andale Sans UI" style:font-name-complex="Tahoma"/>
    </style:style>
    <style:style style:name="T10" style:family="text">
      <style:text-properties style:font-name="Times New Roman" fo:language="en" fo:country="US" style:font-name-asian="Andale Sans UI" style:font-name-complex="Tahoma"/>
    </style:style>
    <style:style style:name="T11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variant="normal" fo:text-transform="none" fo:color="#333333" style:font-name="Times New Roman" fo:font-size="12pt" fo:letter-spacing="normal" fo:language="en" fo:country="US" fo:font-style="normal" fo:font-weight="normal" style:font-size-asian="12pt" style:font-size-complex="12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/>
      <text:p text:style-name="P8"/>
      <text:p text:style-name="P8"/>
      <text:p text:style-name="P8"/>
      <text:p text:style-name="P8">Отчёт</text:p>
      <text:p text:style-name="P8"/>
      <text:p text:style-name="P6">Лаб. Работа № 1</text:p>
      <text:p text:style-name="P6">по курсу ТиСД</text:p>
      <text:p text:style-name="P6">Вариант 26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Кима Александра Даниловича</text:p>
      <text:p text:style-name="P7">студента 2-го курса (ИУ-7-31)</text:p>
      <text:p text:style-name="P7">2015г.</text:p>
      <text:p text:style-name="P6"/>
      <text:p text:style-name="P6"/>
      <text:p text:style-name="P6"><text:soft-page-break/></text:p>
      <text:p text:style-name="P6">Отчёт по лабораторной работе № 1.</text:p>
      <text:p text:style-name="P23"/>
      <text:p text:style-name="P1">Форматы данных:</text:p>
      <text:p text:style-name="P3">----Вещественное (1) (форма (1)):</text:p>
      <text:p text:style-name="P3"><text:tab/><text:tab/>+/<text:span text:style-name="T1">-m.nE+/-k</text:span></text:p>
      <text:p text:style-name="P3">где <text:span text:style-name="T1">m,</text:span> <text:span text:style-name="T1">n </text:span>и <text:span text:style-name="T1">k – </text:span>последовательности цифр, причём <text:span text:style-name="T1">|m+n| </text:span><text:span text:style-name="T7">≤</text:span><text:span text:style-name="T1"> 30 </text:span>и <text:span text:style-name="T1">|k| </text:span><text:span text:style-name="T7">≤</text:span><text:span text:style-name="T1"> 5. З</text:span>наки мантисы и порядка строго обязательны. «<text:span text:style-name="T1">E</text:span>» – английская и строго заглавная, её наличие также обязательно. Положение точки в пределах мантисы строго не оговаривается, впрочем также как и её наличие. Само число пишется без пробелов и дублирования знаков <text:span text:style-name="T1">+, -, ., E.</text:span></text:p>
      <text:p text:style-name="P4"/>
      <text:p text:style-name="P3">----Целое (2) (форма (2)):</text:p>
      <text:p text:style-name="P3"><text:tab/><text:tab/><text:span text:style-name="T1">+/-d</text:span></text:p>
      <text:p text:style-name="P3">где <text:span text:style-name="T1">d – </text:span>последовательность цифр, причём <text:span text:style-name="T1">|d| </text:span><text:span text:style-name="T8">≤</text:span><text:span text:style-name="T10"> 30. </text:span><text:span text:style-name="T9">Знак строго обязателен. Само число пишется без пробелов и дублирования знаков </text:span><text:span text:style-name="T10">+, -.</text:span></text:p>
      <text:p text:style-name="P20"/>
      <text:p text:style-name="P3"><text:span text:style-name="T1">----</text:span>Формат вывода (3) (форма (3)):</text:p>
      <text:p text:style-name="P3"><text:tab/><text:tab/>+/<text:span text:style-name="T1">-0.m1E+/-k1</text:span></text:p>
      <text:p text:style-name="P3"><text:span text:style-name="T1">где </text:span>m1 <text:span text:style-name="T1">– последовательност</text:span>ь<text:span text:style-name="T1"> цифр, причём |m1| </text:span><text:span text:style-name="T7">≤</text:span><text:span text:style-name="T1"> 30 и </text:span>|k1|<text:span text:style-name="T1"> </text:span><text:span text:style-name="T7">≤</text:span><text:span text:style-name="T1"> 5. Знаки мантисы и порядка строго обязательны. «E» – английская и строго заглавная, её наличие также обязательно. </text:span>Ноль с точкой распологаются строго после первого знака.<text:span text:style-name="T1"> Само число пишется без пробелов и дублирования знаков +, -, ., E.</text:span></text:p>
      <text:p text:style-name="P3"/>
      <text:p text:style-name="P1">Условие задачи:</text:p>
      <text:p text:style-name="P3">Написать программу, моделирующую умножение действительного числа в форме (1) на целое в форме (2). Результат выдать в форме (3).</text:p>
      <text:p text:style-name="P1"/>
      <text:p text:style-name="P1">Техническое задание:</text:p>
      <text:p text:style-name="P3">Написать программу, моделирующую умножение действительного числа в форме (1) на целое в форме (2), записанных в виде собственной (структуры данных) СД* и процедуру выполняющую умножение, а также функцию выдающую результат.</text:p>
      <text:p text:style-name="P3"/>
      <text:p text:style-name="P3"><text:span text:style-name="T1">&lt;</text:span>Получение входных данных:<text:span text:style-name="T1">&gt;</text:span></text:p>
      <text:p text:style-name="P3">Умножение выбирается из списка команд меню (посредством ввода номера пункта меню в виде целого). Числа получаются последовательно из стандартного потока ввода (из консоли). Сначала – действительное в форме (1), затем – целое в форме (2).</text:p>
      <text:p text:style-name="P3"/>
      <text:p text:style-name="P3"><text:span text:style-name="T1">&lt;</text:span>Получение выходных данных:<text:span text:style-name="T1">&gt;</text:span></text:p>
      <text:p text:style-name="P3">Результат умножения выводится в консоль в форме (3), либо выдаётся одно из трёх сообщений об ошибке:<text:tab/>1)неверный ввод вещественного; 2) неверный ввод целого; 3)переполнение порядка. Причём, сообщения 1 и 2 выводятся досрочно, <text:soft-page-break/>а 3 лишь после выполнения операций. Сообщение об ошибках выводится, соответственно, в случае:<text:tab/>1)неверного ввода вещественного; 2) неверного ввода целого; 3)переполнения порядка. Также ошибка выводится при неверном наборе команды.</text:p>
      <text:p text:style-name="P3"/>
      <text:p text:style-name="P4">&lt;<text:span text:style-name="T6">Аварийные ситуации и Возможные ошибки пользователя:</text:span>&gt;</text:p>
      <text:list xml:id="list9053737039255021303" text:style-name="L3">
        <text:list-item>
          <text:p text:style-name="P15">Ошибочный ввод пункта меню;</text:p>
          <text:list>
            <text:list-item>
              <text:p text:style-name="P15">Пустой ввод <text:span text:style-name="T1">(</text:span>невозможно из-за особенностей ввода из потока<text:span text:style-name="T1">)</text:span>;</text:p>
            </text:list-item>
            <text:list-item>
              <text:p text:style-name="P15">Ввод не целого;</text:p>
            </text:list-item>
            <text:list-item>
              <text:p text:style-name="P15">Ввод целого, не являющегося номером пункта меню;</text:p>
            </text:list-item>
          </text:list>
        </text:list-item>
        <text:list-item>
          <text:p text:style-name="P15">Ошибочный ввод действительного числа;</text:p>
          <text:list>
            <text:list-item>
              <text:p text:style-name="P15">Пустой ввод <text:span text:style-name="T1">(</text:span>невозможно из-за особенностей ввода из потока<text:span text:style-name="T1">)</text:span>;</text:p>
            </text:list-item>
            <text:list-item>
              <text:p text:style-name="P15">Ввод не соответствующий формату (1);</text:p>
              <text:list>
                <text:list-item>
                  <text:p text:style-name="P15">Присутствуют символы, не являющиеся цифрами и не входящие в формат (1);</text:p>
                </text:list-item>
                <text:list-item>
                  <text:p text:style-name="P15">Все символы <text:s/>соответствуют формату, но не хватает некоторых необходимых;</text:p>
                </text:list-item>
                <text:list-item>
                  <text:p text:style-name="P15">Всё соответствует формату, но перепутаны места некоторых символов;</text:p>
                </text:list-item>
                <text:list-item>
                  <text:p text:style-name="P15">Соответствует формату, кроме длины мантисы;</text:p>
                </text:list-item>
                <text:list-item>
                  <text:p text:style-name="P15">Соответствует формату, кроме длины порядка;</text:p>
                </text:list-item>
              </text:list>
            </text:list-item>
          </text:list>
        </text:list-item>
        <text:list-item>
          <text:p text:style-name="P15">Ошибочный ввод целого числа;</text:p>
          <text:list>
            <text:list-item>
              <text:p text:style-name="P15">Пустой ввод <text:span text:style-name="T1">(</text:span>невозможно из-за особенностей ввода из потока<text:span text:style-name="T1">)</text:span>;</text:p>
            </text:list-item>
            <text:list-item>
              <text:p text:style-name="P15">Ввод не соответствующий формату (2);</text:p>
              <text:list>
                <text:list-item>
                  <text:p text:style-name="P15">Присутствуют символы, не являющиеся цифрами и не входящие в формат (2);</text:p>
                </text:list-item>
                <text:list-item>
                  <text:p text:style-name="P15">Все символы <text:s/>соответствуют формату, но не хватает некоторых необходимых;</text:p>
                </text:list-item>
                <text:list-item>
                  <text:p text:style-name="P15">Всё соответствует формату, но перепутаны места некоторых символов;</text:p>
                </text:list-item>
                <text:list-item>
                  <text:p text:style-name="P15">Соответствует формату, кроме длины мантисы;</text:p>
                </text:list-item>
                <text:list-item>
                  <text:p text:style-name="P15">Соответствует формату, кроме длины порядка;</text:p>
                </text:list-item>
              </text:list>
            </text:list-item>
          </text:list>
        </text:list-item>
        <text:list-item>
          <text:p text:style-name="P15">Переполнение порядка результата;</text:p>
        </text:list-item>
      </text:list>
      <text:p text:style-name="P3"/>
      <text:p text:style-name="P4"/>
      <text:p text:style-name="P4"/>
      <text:p text:style-name="P1">Внутренняя<text:span text:style-name="T1"> структур</text:span>а<text:span text:style-name="T1"> данных:</text:span></text:p>
      <text:p text:style-name="P3"><text:span text:style-name="T1"><text:tab/></text:span>Для представления числа была создана структура (big_numb) со <text:tab/>следующими полями:</text:p>
      <text:p text:style-name="P3"><text:tab/><text:tab/><text:span text:style-name="T1">1) </text:span><text:span text:style-name="T13">sign_m – </text:span><text:span text:style-name="T14">знак мантисы, для удобства печати хранится в качестве <text:tab/><text:tab/>символьного (1 байт);</text:span></text:p>
      <text:p text:style-name="P3"><text:span text:style-name="T14"><text:tab/><text:tab/></text:span><text:span text:style-name="T2">2) </text:span><text:span text:style-name="T13">mant</text:span><text:span text:style-name="T14"> – массив из 30-ти элементов символьного типа (не строка), <text:s text:c="2"/><text:tab/><text:tab/>для удобства печати каждый элемент хранится как символьное (30 <text:tab/><text:tab/>байт);</text:span></text:p>
      <text:p text:style-name="P3"><text:span text:style-name="T14"><text:tab/><text:tab/></text:span><text:span text:style-name="T2">3) </text:span><text:span text:style-name="T4">m_len</text:span><text:span text:style-name="T2"> – </text:span><text:span text:style-name="T14">длина мантисы, учитывая что в самом массиве элементов </text:span><text:soft-page-break/><text:span text:style-name="T14"><text:tab/><text:tab/>не больше 30-ти, то для экономии памяти хранится в качестве <text:tab/><text:tab/><text:tab/>символьного (1 байт);</text:span></text:p>
      <text:p text:style-name="P3"><text:span text:style-name="T14"><text:tab/><text:tab/></text:span><text:span text:style-name="T2">4) </text:span><text:span text:style-name="T4">dot_pos </text:span><text:span text:style-name="T2">– </text:span><text:span text:style-name="T14">позиция точки учитывая что в самом массиве элементов <text:tab/><text:tab/>не больше 30-ти, то для экономии памяти хранится в качестве <text:tab/><text:tab/><text:tab/>символьного (1 байт);</text:span></text:p>
      <text:p text:style-name="P3"><text:span text:style-name="T14"><text:tab/><text:tab/>5) </text:span><text:span text:style-name="T4">e</text:span><text:span text:style-name="T2"> –</text:span><text:span text:style-name="T14"> значение порядка, по ТЗ для хранения подходит <text:tab/><text:tab/><text:tab/><text:tab/>целочисленный тип, пусть и несколько избыточно, но зато этот <text:tab/><text:tab/><text:tab/>недостаток компенсируется лёгкостью проводимых арифметических <text:tab/><text:tab/>операций с порядком (4 байта).</text:span></text:p>
      <text:p text:style-name="P17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"><text:span text:style-name="T15">структура</text:span><text:span text:style-name="T14"> </text:span><text:span text:style-name="T2">big_numb:</text:span></text:p>
          </table:table-cell>
        </table:table-row>
        <table:table-row>
          <table:table-cell table:style-name="Таблица1.A2" office:value-type="string">
            <text:p text:style-name="P2"><text:span text:style-name="T3"><text:s text:c="4"/></text:span><text:span text:style-name="T15">символьное</text:span><text:span text:style-name="T14"> </text:span><text:span text:style-name="T2">sign_m</text:span></text:p>
          </table:table-cell>
        </table:table-row>
        <table:table-row>
          <table:table-cell table:style-name="Таблица1.A2" office:value-type="string">
            <text:p text:style-name="P2"><text:span text:style-name="T15"><text:s text:c="4"/>массив символов</text:span><text:span text:style-name="T14"> </text:span><text:span text:style-name="T2">mant[30]</text:span></text:p>
          </table:table-cell>
        </table:table-row>
        <table:table-row>
          <table:table-cell table:style-name="Таблица1.A2" office:value-type="string">
            <text:p text:style-name="P2"><text:span text:style-name="T15"><text:s text:c="4"/>символьное</text:span><text:span text:style-name="T14"> </text:span><text:span text:style-name="T2">m_len</text:span></text:p>
          </table:table-cell>
        </table:table-row>
        <table:table-row>
          <table:table-cell table:style-name="Таблица1.A2" office:value-type="string">
            <text:p text:style-name="P2"><text:span text:style-name="T15"><text:s text:c="4"/>символьное</text:span><text:span text:style-name="T14"> </text:span><text:span text:style-name="T2">dot_pos</text:span></text:p>
          </table:table-cell>
        </table:table-row>
        <table:table-row>
          <table:table-cell table:style-name="Таблица1.A2" office:value-type="string">
            <text:p text:style-name="P2"><text:span text:style-name="T15"><text:s text:c="4"/>целочисленное </text:span><text:span text:style-name="T2">e</text:span></text:p>
          </table:table-cell>
        </table:table-row>
      </table:table>
      <text:p text:style-name="P4"/>
      <text:p text:style-name="P3"><text:span text:style-name="T1"><text:tab/><text:tab/></text:span><text:span text:style-name="T16">Всего выделено памяти:</text:span> <text:span text:style-name="T1">37</text:span>байт<text:span text:style-name="T1"> + 3</text:span>байт<text:span text:style-name="T1"> </text:span>(дескриптор структуры и <text:tab/><text:tab/>т.п.) = <text:span text:style-name="T1">40 </text:span>байт.</text:p>
      <text:p text:style-name="P4"/>
      <text:p text:style-name="P1">Основные алгоритмы:</text:p>
      <text:p text:style-name="P3"><text:span text:style-name="T1"><text:tab/>&lt;</text:span>Необходимо реализовать алгоритмы:<text:span text:style-name="T1">&gt;</text:span></text:p>
      <text:list xml:id="list8094443708741240208" text:style-name="L1">
        <text:list-item>
          <text:p text:style-name="P21"><text:span text:style-name="T11">СД;</text:span></text:p>
        </text:list-item>
        <text:list-item>
          <text:p text:style-name="P13">Функцию получения числа в форме (1) в виде СД из потока ввода;</text:p>
        </text:list-item>
        <text:list-item>
          <text:p text:style-name="P13">Функцию получения числа в форме (2) в виде СД из потока ввода;</text:p>
        </text:list-item>
        <text:list-item>
          <text:p text:style-name="P13">Функцию проверки ввода числа в форме (1) для записи в СД;</text:p>
        </text:list-item>
        <text:list-item>
          <text:p text:style-name="P13">Функцию проверки ввода числа в форме <text:span text:style-name="T1">(2) </text:span>для записи в СД<text:span text:style-name="T1">;</text:span></text:p>
        </text:list-item>
        <text:list-item>
          <text:p text:style-name="P13">Функцию печати числа в форме (3);</text:p>
        </text:list-item>
        <text:list-item>
          <text:p text:style-name="P13">Функцию печати числа в форме <text:span text:style-name="T1">(2);</text:span></text:p>
        </text:list-item>
        <text:list-item>
          <text:p text:style-name="P13">Функцию нормализации числа, записанного в виде СД;</text:p>
        </text:list-item>
        <text:list-item>
          <text:p text:style-name="P13"><text:span text:style-name="T1">Процедуру выполняющую умножение чисел в виде СД;</text:span></text:p>
        </text:list-item>
      </text:list>
      <text:p text:style-name="P3"><text:span text:style-name="T1"/></text:p>
      <text:p text:style-name="P1"><text:span text:style-name="T17"><text:tab/></text:span><text:span text:style-name="T5">&lt;</text:span><text:span text:style-name="T17">Алгоритмы для реализации пунктов 1 — 7 относительно тривиальны, <text:tab/>поэтому мы опустим их рассмотрение</text:span><text:span text:style-name="T5">&gt;.</text:span></text:p>
      <text:p text:style-name="P1"><text:span text:style-name="T5"/></text:p>
      <text:p text:style-name="P3"><text:span text:style-name="T1"><text:tab/></text:span></text:p>
      <text:p text:style-name="P3"><text:span text:style-name="T5"/></text:p>
      <text:p text:style-name="P4"><text:tab/></text:p>
      <text:list xml:id="list29611267" text:continue-numbering="true" text:style-name="L1">
        <text:list-header>
          <text:p text:style-name="P13"><text:span text:style-name="T1">8</text:span>) Алгоритм нормализации числа, записанного в виде СД<text:span text:style-name="T1">:</text:span></text:p>
          <text:p text:style-name="P13"><text:span text:style-name="T1"/></text:p>
          <text:p text:style-name="P13">если (число равно нулю)</text:p>
        </text:list-header>
      </text:list>
      <text:p text:style-name="P3"><text:tab/><text:tab/><text:span text:style-name="T1">{</text:span></text:p>
      <text:p text:style-name="P3"><text:span text:style-name="T1"><text:tab/><text:tab/><text:tab/></text:span>число.<text:span text:style-name="T2">sign_m <text:s/></text:span><text:span text:style-name="T14">= </text:span><text:span text:style-name="T2">'+';</text:span></text:p>
      <text:p text:style-name="P3"><text:soft-page-break/><text:span text:style-name="T2"><text:tab/><text:tab/><text:tab/></text:span><text:span text:style-name="T14">число.</text:span><text:span text:style-name="T2">m_len <text:s text:c="3"/>= <text:s/>1;</text:span></text:p>
      <text:p text:style-name="P3"><text:span text:style-name="T2"><text:tab/><text:tab/><text:tab/></text:span><text:span text:style-name="T14">число.</text:span><text:span text:style-name="T2">dot_pos = <text:s/>1;</text:span></text:p>
      <text:p text:style-name="P3"><text:span text:style-name="T2"><text:tab/><text:tab/><text:tab/></text:span><text:span text:style-name="T14">число.</text:span><text:span text:style-name="T2">e <text:s text:c="11"/>= <text:s/>0;</text:span></text:p>
      <text:p text:style-name="P4"><text:tab/><text:tab/>}</text:p>
      <text:p text:style-name="P3"><text:span text:style-name="T1"><text:tab/><text:tab/></text:span>иначе</text:p>
      <text:p text:style-name="P3"><text:tab/><text:tab/><text:span text:style-name="T1">{</text:span></text:p>
      <text:p text:style-name="P3"><text:span text:style-name="T1"><text:tab/><text:tab/><text:tab/></text:span>удаляем лишние нули с конца мантисы;</text:p>
      <text:p text:style-name="P3"><text:tab/><text:tab/><text:tab/>удаляем лишние нули с начала мантисы;</text:p>
      <text:p text:style-name="P3"/>
      <text:p text:style-name="P3"><text:tab/><text:tab/><text:tab/>меняем порядок;</text:p>
      <text:p text:style-name="P3"/>
      <text:p text:style-name="P3"><text:tab/><text:tab/><text:tab/>пока (элемент после точки не ноль и есть точка)</text:p>
      <text:p text:style-name="P3"><text:tab/><text:tab/><text:tab/><text:span text:style-name="T1">{</text:span></text:p>
      <text:p text:style-name="P3"><text:span text:style-name="T1"><text:tab/><text:tab/><text:tab/><text:tab/></text:span>сдвигаем мантису влево;</text:p>
      <text:p text:style-name="P3"><text:tab/><text:tab/><text:tab/><text:tab/><text:span text:style-name="T14">число.</text:span><text:span text:style-name="T2">e = <text:s/></text:span><text:span text:style-name="T14">число.</text:span><text:span text:style-name="T2">e – 1;</text:span></text:p>
      <text:p text:style-name="P4"><text:tab/><text:tab/><text:tab/>}</text:p>
      <text:p text:style-name="P4"><text:tab/><text:tab/>}</text:p>
      <text:p text:style-name="P4"><text:tab/></text:p>
      <text:p text:style-name="P4"/>
      <text:list xml:id="list29613999" text:continue-numbering="true" text:style-name="L1">
        <text:list-header>
          <text:p text:style-name="P13"><text:span text:style-name="T1">9</text:span>) Алгоритм выполняющую умножение чисел в виде СД;</text:p>
        </text:list-header>
      </text:list>
      <text:p text:style-name="P3"><text:span text:style-name="T1"/></text:p>
      <text:p text:style-name="P3"><text:span text:style-name="T1"><text:tab/><text:tab/></text:span>выделяем память <text:span text:style-name="T1">под(р</text:span>езультат<text:span text:style-name="T1">);</text:span></text:p>
      <text:p text:style-name="P4"/>
      <text:p text:style-name="P3"><text:span text:style-name="T1"><text:tab/><text:tab/></text:span>нормализуем(число1);</text:p>
      <text:p text:style-name="P3"><text:tab/><text:tab/>нормализуем(число2);</text:p>
      <text:p text:style-name="P3"/>
      <text:p text:style-name="P3"><text:tab/><text:tab/>выделяем буфер вычисления <text:span text:style-name="T1">m_buff, </text:span>заполненный нулями;</text:p>
      <text:p text:style-name="P3"/>
      <text:p text:style-name="P3"><text:tab/><text:tab/>// массив целочисленных <text:s/><text:span text:style-name="T1">m_buff</text:span></text:p>
      <text:p text:style-name="P3"/>
      <text:p text:style-name="P3"><text:tab/><text:tab/>предварительно инициализируем результат;</text:p>
      <text:p text:style-name="P3"/>
      <text:p text:style-name="P3"><text:tab/><text:tab/>если ((число1 = 0) или (число2 = 0))</text:p>
      <text:p text:style-name="P3"><text:tab/><text:tab/><text:tab/>вернуть результат = +0.0<text:span text:style-name="T1">E+0;</text:span></text:p>
      <text:p text:style-name="P4"/>
      <text:p text:style-name="P3"><text:span text:style-name="T1"><text:tab/><text:tab/></text:span>смещение в буфере = 0;</text:p>
      <text:p text:style-name="P4"><text:tab/><text:tab/></text:p>
      <text:p text:style-name="P3"><text:span text:style-name="T1"><text:tab/><text:tab/></text:span>от последнего символа числа2 до первого</text:p>
      <text:p text:style-name="P3"><text:tab/><text:tab/><text:span text:style-name="T1">{</text:span></text:p>
      <text:p text:style-name="P3"><text:span text:style-name="T1"><text:tab/><text:tab/><text:tab/></text:span>позиция в буфере = 0;</text:p>
      <text:p text:style-name="P3"><text:span text:style-name="T1"><text:tab/><text:tab/><text:tab/></text:span>от последнего символа числа2 до первого</text:p>
      <text:p text:style-name="P3"><text:tab/><text:tab/><text:tab/><text:span text:style-name="T1">{</text:span></text:p>
      <text:p text:style-name="P3"><text:span text:style-name="T1"><text:tab/><text:tab/><text:tab/><text:tab/>буфер[L(</text:span>буфер - позиция в буфере — смещение в <text:tab/><text:tab/><text:tab/><text:tab/><text:tab/>буфере<text:span text:style-name="T1">)] </text:span>+= текущая цифра числа2 * <text:s/>текущая цифра <text:tab/><text:tab/><text:tab/><text:tab/>числа1;</text:p>
      <text:p text:style-name="P3"><text:soft-page-break/><text:span text:style-name="T1"><text:tab/><text:tab/><text:tab/><text:tab/></text:span>позиция в буфере = <text:s/>позиция в буфере + 1;</text:p>
      <text:p text:style-name="P4"><text:tab/><text:tab/><text:tab/>}</text:p>
      <text:p text:style-name="P3"><text:span text:style-name="T1"><text:tab/><text:tab/><text:tab/></text:span>смещение в буфере = <text:s/>смещение в буфере + 1;</text:p>
      <text:p text:style-name="P4"><text:tab/><text:tab/>}</text:p>
      <text:p text:style-name="P4"><text:tab/><text:tab/></text:p>
      <text:p text:style-name="P3"><text:span text:style-name="T1"><text:tab/><text:tab/></text:span>метка М;</text:p>
      <text:p text:style-name="P4"/>
      <text:p text:style-name="P3"><text:span text:style-name="T1"><text:tab/><text:tab/></text:span>с конца буфера осуществляем перенос в начало, так что бы в каждой <text:tab/><text:tab/>«ячейке» буфера было число от 0 до 9;</text:p>
      <text:p text:style-name="P3"/>
      <text:p text:style-name="P3"><text:tab/><text:tab/>если (длина получившейся части в буфере больше 30-ти)</text:p>
      <text:p text:style-name="P3"><text:tab/><text:tab/><text:span text:style-name="T1">{</text:span></text:p>
      <text:p text:style-name="P3"><text:span text:style-name="T1"><text:tab/><text:tab/><text:tab/></text:span>если (31-я цифра <text:span text:style-name="T1">&gt;= 5</text:span>)</text:p>
      <text:p text:style-name="P3"><text:span text:style-name="T1"><text:tab/><text:tab/><text:tab/><text:tab/> </text:span>30-тая цифра в буфере += 1;</text:p>
      <text:p text:style-name="P4"><text:tab/><text:tab/><text:tab/></text:p>
      <text:p text:style-name="P3"><text:span text:style-name="T1"><text:tab/><text:tab/><text:tab/>обрезаем буфер </text:span>до 30-го знака;</text:p>
      <text:p text:style-name="P4"><text:tab/><text:tab/>}</text:p>
      <text:p text:style-name="P4"/>
      <text:p text:style-name="P3"><text:span text:style-name="T1"><text:tab/><text:tab/></text:span>если (30-тая цифра в буфере <text:span text:style-name="T1">&gt;</text:span>= 10)</text:p>
      <text:p text:style-name="P3"><text:tab/><text:tab/><text:tab/>возвращаемся к метке М;</text:p>
      <text:p text:style-name="P3"><text:tab/><text:tab/></text:p>
      <text:p text:style-name="P3"><text:tab/><text:tab/>если (<text:span text:style-name="T1">L(</text:span>буфер<text:span text:style-name="T1">) &gt;= L(</text:span>число1.<text:span text:style-name="T1">mant</text:span>)+<text:span text:style-name="T1">L(</text:span>число2.<text:span text:style-name="T1">mant)</text:span>)</text:p>
      <text:p text:style-name="P3"><text:tab/><text:tab/><text:tab/>результат.<text:span text:style-name="T1">e = </text:span>число1.<text:span text:style-name="T1">e + число2.e;</text:span></text:p>
      <text:p text:style-name="P3"><text:span text:style-name="T1"><text:tab/><text:tab/></text:span>иначе</text:p>
      <text:p text:style-name="P3"><text:tab/><text:tab/><text:tab/>результат.<text:span text:style-name="T1">e = </text:span>число1.<text:span text:style-name="T1">e + число2.e —</text:span> 1<text:span text:style-name="T1">;</text:span></text:p>
      <text:p text:style-name="P4"/>
      <text:p text:style-name="P3"><text:span text:style-name="T1"><text:tab/><text:tab/></text:span>нормализовать(результат);</text:p>
      <text:p text:style-name="P3"/>
      <text:p text:style-name="P3"><text:tab/><text:tab/>если <text:span text:style-name="T1">(</text:span>результат.<text:span text:style-name="T1">e </text:span>не принадлежит [-<text:span text:style-name="T1">99999;+99999</text:span>])</text:p>
      <text:p text:style-name="P4"><text:tab/><text:tab/>{</text:p>
      <text:p text:style-name="P3"><text:span text:style-name="T1"><text:tab/><text:tab/><text:tab/></text:span>освободить(результат);</text:p>
      <text:p text:style-name="P3"><text:span text:style-name="T1"><text:tab/><text:tab/><text:tab/></text:span>вернуть нулевой указатель; </text:p>
      <text:p text:style-name="P4"><text:tab/><text:tab/>}</text:p>
      <text:p text:style-name="P4"/>
      <text:p text:style-name="P3"><text:span text:style-name="T1"><text:tab/><text:tab/></text:span>вернуть результат;</text:p>
      <text:p text:style-name="P3"/>
      <text:p text:style-name="P3"/>
      <text:p text:style-name="P3"/>
      <text:p text:style-name="P3"/>
      <text:p text:style-name="P1">Тесты:</text:p>
      <text:p text:style-name="P3"><text:tab/>Для проверки работы программы были разработаны следующие тесты.</text:p>
      <text:p text:style-name="P3"/>
      <text:list xml:id="list8806816780594212309" text:style-name="L4">
        <text:list-item>
          <text:p text:style-name="P16">Тесты на ввод вещественного (1):</text:p>
          <text:list>
            <text:list-item>
              <text:p text:style-name="P16">Некорректный ввод</text:p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ext:soft-page-break/>
        <table:table-row>
          <table:table-cell table:style-name="Таблица4.A1" office:value-type="string">
            <text:p text:style-name="P10">Значение</text:p>
          </table:table-cell>
          <table:table-cell table:style-name="Таблица4.A1" office:value-type="string">
            <text:p text:style-name="P10">Пример</text:p>
          </table:table-cell>
          <table:table-cell table:style-name="Таблица4.C1" office:value-type="string">
            <text:p text:style-name="P10">Результат</text:p>
          </table:table-cell>
        </table:table-row>
        <table:table-row>
          <table:table-cell table:style-name="Таблица4.A2" office:value-type="string">
            <text:p text:style-name="P9">Очевидно не число</text:p>
          </table:table-cell>
          <table:table-cell table:style-name="Таблица4.A2" office:value-type="string">
            <text:p text:style-name="P11">SadDad</text:p>
          </table:table-cell>
          <table:table-cell table:style-name="Таблица4.C2" office:value-type="string">
            <text:p text:style-name="P9">ошибка</text:p>
          </table:table-cell>
        </table:table-row>
        <table:table-row>
          <table:table-cell table:style-name="Таблица4.A2" office:value-type="string">
            <text:p text:style-name="P9">Недопустимые символы</text:p>
          </table:table-cell>
          <table:table-cell table:style-name="Таблица4.A2" office:value-type="string">
            <text:p text:style-name="P9">+12<text:span text:style-name="T1">w3.2E+11</text:span></text:p>
          </table:table-cell>
          <table:table-cell table:style-name="Таблица4.C2" office:value-type="string">
            <text:p text:style-name="P9">ошибка</text:p>
          </table:table-cell>
        </table:table-row>
        <table:table-row>
          <table:table-cell table:style-name="Таблица4.A2" table:number-rows-spanned="4" office:value-type="string">
            <text:p text:style-name="P9">Нарушения формата</text:p>
          </table:table-cell>
          <table:table-cell table:style-name="Таблица4.A2" office:value-type="string">
            <text:p text:style-name="P9">2344322<text:span text:style-name="T1">E+2</text:span></text:p>
          </table:table-cell>
          <table:table-cell table:style-name="Таблица4.C2" table:number-rows-spanned="4" office:value-type="string">
            <text:p text:style-name="P9">ошибка</text:p>
          </table:table-cell>
        </table:table-row>
        <table:table-row>
          <table:covered-table-cell/>
          <table:table-cell table:style-name="Таблица4.A2" office:value-type="string">
            <text:p text:style-name="P9"><text:span text:style-name="T1">+</text:span>2344322<text:span text:style-name="T1">+2E</text:span></text:p>
          </table:table-cell>
          <table:covered-table-cell/>
        </table:table-row>
        <table:table-row>
          <table:covered-table-cell/>
          <table:table-cell table:style-name="Таблица4.A2" office:value-type="string">
            <text:p text:style-name="P11">E<text:span text:style-name="T6">++</text:span>322</text:p>
          </table:table-cell>
          <table:covered-table-cell/>
        </table:table-row>
        <table:table-row>
          <table:covered-table-cell/>
          <table:table-cell table:style-name="Таблица4.A2" office:value-type="string">
            <text:p text:style-name="P11">+.E-1</text:p>
          </table:table-cell>
          <table:covered-table-cell/>
        </table:table-row>
        <table:table-row>
          <table:table-cell table:style-name="Таблица4.A2" office:value-type="string">
            <text:p text:style-name="P9">Превышение длины мантисы</text:p>
          </table:table-cell>
          <table:table-cell table:style-name="Таблица4.A2" office:value-type="string">
            <text:p text:style-name="P9">+1324..<text:span text:style-name="T1">2324</text:span>(<text:span text:style-name="T1">– 31 </text:span>знак)<text:span text:style-name="T1">E+12</text:span></text:p>
          </table:table-cell>
          <table:table-cell table:style-name="Таблица4.C2" office:value-type="string">
            <text:p text:style-name="P9">ошибка</text:p>
          </table:table-cell>
        </table:table-row>
        <table:table-row>
          <table:table-cell table:style-name="Таблица4.A2" office:value-type="string">
            <text:p text:style-name="P9">Превышение длины порядка</text:p>
          </table:table-cell>
          <table:table-cell table:style-name="Таблица4.A2" office:value-type="string">
            <text:p text:style-name="P9">+1324.<text:span text:style-name="T1">2324E+12</text:span>2321</text:p>
          </table:table-cell>
          <table:table-cell table:style-name="Таблица4.C2" office:value-type="string">
            <text:p text:style-name="P9">ошибка</text:p>
          </table:table-cell>
        </table:table-row>
      </table:table>
      <text:list xml:id="list29607951" text:continue-numbering="true" text:style-name="L4">
        <text:list-item>
          <text:list>
            <text:list-header>
              <text:p text:style-name="P16"/>
              <text:p text:style-name="P16"/>
            </text:list-header>
            <text:list-item>
              <text:p text:style-name="P16">Корректный ввод</text:p>
            </text:list-item>
          </text:list>
        </text:list-item>
      </text:list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10">Значение</text:p>
          </table:table-cell>
          <table:table-cell table:style-name="Таблица5.A1" office:value-type="string">
            <text:p text:style-name="P10">Пример</text:p>
          </table:table-cell>
          <table:table-cell table:style-name="Таблица5.C1" office:value-type="string">
            <text:p text:style-name="P10">Результат</text:p>
          </table:table-cell>
        </table:table-row>
        <table:table-row>
          <table:table-cell table:style-name="Таблица5.A2" table:number-rows-spanned="2" office:value-type="string">
            <text:p text:style-name="P9">Ноль</text:p>
          </table:table-cell>
          <table:table-cell table:style-name="Таблица5.A2" office:value-type="string">
            <text:p text:style-name="P9">+0<text:span text:style-name="T1">E+23</text:span></text:p>
          </table:table-cell>
          <table:table-cell table:style-name="Таблица5.C2" table:number-rows-spanned="2" office:value-type="string">
            <text:p text:style-name="P11">+0.0E+0</text:p>
          </table:table-cell>
        </table:table-row>
        <table:table-row>
          <table:covered-table-cell/>
          <table:table-cell table:style-name="Таблица5.A2" office:value-type="string">
            <text:p text:style-name="P9">+<text:span text:style-name="T1">0.000E-0</text:span></text:p>
          </table:table-cell>
          <table:covered-table-cell/>
        </table:table-row>
        <table:table-row>
          <table:table-cell table:style-name="Таблица5.A2" office:value-type="string">
            <text:p text:style-name="P9">Число <text:span text:style-name="T1">&gt;= 1 </text:span>(по модулю)</text:p>
          </table:table-cell>
          <table:table-cell table:style-name="Таблица5.A2" office:value-type="string">
            <text:p text:style-name="P11">-230.32E+0</text:p>
          </table:table-cell>
          <table:table-cell table:style-name="Таблица5.C2" office:value-type="string">
            <text:p text:style-name="P11">-0.23032E+3</text:p>
          </table:table-cell>
        </table:table-row>
        <table:table-row>
          <table:table-cell table:style-name="Таблица5.A2" office:value-type="string">
            <text:p text:style-name="P9">Число <text:span text:style-name="T1">&lt; 1 </text:span>(по модулю)</text:p>
          </table:table-cell>
          <table:table-cell table:style-name="Таблица5.A2" office:value-type="string">
            <text:p text:style-name="P9">+0.000224<text:span text:style-name="T1">E+2</text:span></text:p>
          </table:table-cell>
          <table:table-cell table:style-name="Таблица5.C2" office:value-type="string">
            <text:p text:style-name="P11">+0.224E-1</text:p>
          </table:table-cell>
        </table:table-row>
        <table:table-row>
          <table:table-cell table:style-name="Таблица5.A2" office:value-type="string">
            <text:p text:style-name="P9">Число до 30-ти знаков в мантисе</text:p>
          </table:table-cell>
          <table:table-cell table:style-name="Таблица5.A2" office:value-type="string">
            <text:p text:style-name="P9">+132..4.<text:span text:style-name="T1">2324E+12</text:span>23</text:p>
          </table:table-cell>
          <table:table-cell table:style-name="Таблица5.C2" office:value-type="string">
            <text:p text:style-name="P9">+0.132..4<text:span text:style-name="T1">2324E+...</text:span></text:p>
          </table:table-cell>
        </table:table-row>
        <table:table-row>
          <table:table-cell table:style-name="Таблица5.A2" office:value-type="string">
            <text:p text:style-name="P9">Число до 5-ти знаков в порядке</text:p>
          </table:table-cell>
          <table:table-cell table:style-name="Таблица5.A2" office:value-type="string">
            <text:p text:style-name="P9">+1.1<text:span text:style-name="T1">E+21343</text:span></text:p>
          </table:table-cell>
          <table:table-cell table:style-name="Таблица5.C2" office:value-type="string">
            <text:p text:style-name="P11">+0.11E+21344</text:p>
          </table:table-cell>
        </table:table-row>
        <table:table-row>
          <table:table-cell table:style-name="Таблица5.A2" table:number-rows-spanned="2" office:value-type="string">
            <text:p text:style-name="P9">Специфическое положение точки</text:p>
          </table:table-cell>
          <table:table-cell table:style-name="Таблица5.A2" office:value-type="string">
            <text:p text:style-name="P9">+.3<text:span text:style-name="T1">E+1</text:span></text:p>
          </table:table-cell>
          <table:table-cell table:style-name="Таблица5.C2" office:value-type="string">
            <text:p text:style-name="P9"><text:span text:style-name="T1">+0.</text:span>3<text:span text:style-name="T1">E+1</text:span></text:p>
          </table:table-cell>
        </table:table-row>
        <table:table-row>
          <table:covered-table-cell/>
          <table:table-cell table:style-name="Таблица5.A2" office:value-type="string">
            <text:p text:style-name="P9">+3.<text:span text:style-name="T1">E+1</text:span></text:p>
          </table:table-cell>
          <table:table-cell table:style-name="Таблица5.C2" office:value-type="string">
            <text:p text:style-name="P9">+<text:span text:style-name="T1">0.</text:span>3<text:span text:style-name="T1">E+2</text:span></text:p>
          </table:table-cell>
        </table:table-row>
        <table:table-row>
          <table:table-cell table:style-name="Таблица5.A2" office:value-type="string">
            <text:p text:style-name="P9">Отсутствие точки</text:p>
          </table:table-cell>
          <table:table-cell table:style-name="Таблица5.A2" office:value-type="string">
            <text:p text:style-name="P9">+3<text:span text:style-name="T1">E+1</text:span></text:p>
          </table:table-cell>
          <table:table-cell table:style-name="Таблица5.C2" office:value-type="string">
            <text:p text:style-name="P9">+<text:span text:style-name="T1">0.</text:span>3<text:span text:style-name="T1">E+2</text:span></text:p>
          </table:table-cell>
        </table:table-row>
      </table:table>
      <text:list xml:id="list29589577" text:continue-numbering="true" text:style-name="L4">
        <text:list-item>
          <text:list>
            <text:list-header>
              <text:p text:style-name="P16"/>
            </text:list-header>
          </text:list>
        </text:list-item>
        <text:list-item>
          <text:p text:style-name="P16">Тесты на ввод целого (2):</text:p>
          <text:list>
            <text:list-item>
              <text:p text:style-name="P16">Некорректный ввод</text:p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0">Значение</text:p>
          </table:table-cell>
          <table:table-cell table:style-name="Таблица2.A1" office:value-type="string">
            <text:p text:style-name="P10">Пример</text:p>
          </table:table-cell>
          <table:table-cell table:style-name="Таблица2.C1" office:value-type="string">
            <text:p text:style-name="P10">Результат</text:p>
          </table:table-cell>
        </table:table-row>
        <table:table-row>
          <table:table-cell table:style-name="Таблица2.A2" office:value-type="string">
            <text:p text:style-name="P9">Очевидно не число</text:p>
          </table:table-cell>
          <table:table-cell table:style-name="Таблица2.A2" office:value-type="string">
            <text:p text:style-name="P11">SadDad</text:p>
          </table:table-cell>
          <table:table-cell table:style-name="Таблица2.C2" office:value-type="string">
            <text:p text:style-name="P9">ошибка</text:p>
          </table:table-cell>
        </table:table-row>
        <table:table-row>
          <table:table-cell table:style-name="Таблица2.A2" office:value-type="string">
            <text:p text:style-name="P9">Недопустимые символы</text:p>
          </table:table-cell>
          <table:table-cell table:style-name="Таблица2.A2" office:value-type="string">
            <text:p text:style-name="P9">+12<text:span text:style-name="T1">w32</text:span></text:p>
          </table:table-cell>
          <table:table-cell table:style-name="Таблица2.C2" office:value-type="string">
            <text:p text:style-name="P9">ошибка</text:p>
          </table:table-cell>
        </table:table-row>
        <table:table-row>
          <table:table-cell table:style-name="Таблица2.A2" office:value-type="string">
            <text:p text:style-name="P9">Нарушения формата</text:p>
          </table:table-cell>
          <table:table-cell table:style-name="Таблица2.B4" office:value-type="float" office:value="2344322">
            <text:p text:style-name="P9">2344322</text:p>
          </table:table-cell>
          <table:table-cell table:style-name="Таблица2.C2" office:value-type="string">
            <text:p text:style-name="P9">ошибка</text:p>
          </table:table-cell>
        </table:table-row>
        <table:table-row>
          <table:table-cell table:style-name="Таблица2.A2" office:value-type="string">
            <text:p text:style-name="P9">Превышение длины</text:p>
          </table:table-cell>
          <table:table-cell table:style-name="Таблица2.A2" office:value-type="string">
            <text:p text:style-name="P9">+1324..<text:span text:style-name="T1">2324 </text:span>(<text:span text:style-name="T1">– 31 </text:span>знак)</text:p>
          </table:table-cell>
          <table:table-cell table:style-name="Таблица2.C2" office:value-type="string">
            <text:p text:style-name="P9">ошибка</text:p>
          </table:table-cell>
        </table:table-row>
      </table:table>
      <text:list xml:id="list29598815" text:continue-numbering="true" text:style-name="L4">
        <text:list-item>
          <text:list>
            <text:list-header>
              <text:p text:style-name="P16"/>
            </text:list-header>
            <text:list-item>
              <text:p text:style-name="P16">Корректный ввод</text:p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ext:soft-page-break/>
        <table:table-row>
          <table:table-cell table:style-name="Таблица3.A1" office:value-type="string">
            <text:p text:style-name="P10">Значение</text:p>
          </table:table-cell>
          <table:table-cell table:style-name="Таблица3.A1" office:value-type="string">
            <text:p text:style-name="P10">Пример</text:p>
          </table:table-cell>
          <table:table-cell table:style-name="Таблица3.C1" office:value-type="string">
            <text:p text:style-name="P10">Результат</text:p>
          </table:table-cell>
        </table:table-row>
        <table:table-row>
          <table:table-cell table:style-name="Таблица3.A2" office:value-type="string">
            <text:p text:style-name="P9">Ноль</text:p>
          </table:table-cell>
          <table:table-cell table:style-name="Таблица3.A2" office:value-type="string">
            <text:p text:style-name="P9">+0 <text:s text:c="37"/>.</text:p>
          </table:table-cell>
          <table:table-cell table:style-name="Таблица3.C2" office:value-type="string">
            <text:p text:style-name="P11">+0.0E+0</text:p>
          </table:table-cell>
        </table:table-row>
        <table:table-row>
          <table:table-cell table:style-name="Таблица3.A2" office:value-type="string">
            <text:p text:style-name="P9">Небольшое число</text:p>
          </table:table-cell>
          <table:table-cell table:style-name="Таблица3.A2" office:value-type="string">
            <text:p text:style-name="P9"><text:span text:style-name="T1">-</text:span>4 <text:s text:c="38"/>.</text:p>
          </table:table-cell>
          <table:table-cell table:style-name="Таблица3.C2" office:value-type="string">
            <text:p text:style-name="P9"><text:span text:style-name="T1">(+/-)</text:span>0.4<text:span text:style-name="T1">E+</text:span>1</text:p>
          </table:table-cell>
        </table:table-row>
        <table:table-row>
          <table:table-cell table:style-name="Таблица3.A2" office:value-type="string">
            <text:p text:style-name="P9">Число в 30 знаков</text:p>
          </table:table-cell>
          <table:table-cell table:style-name="Таблица3.A2" office:value-type="string">
            <text:p text:style-name="P9">+1322..2324 (– 30 знаков)</text:p>
          </table:table-cell>
          <table:table-cell table:style-name="Таблица3.C2" office:value-type="string">
            <text:p text:style-name="P9">+0.1322..2324<text:span text:style-name="T1">E+30</text:span></text:p>
          </table:table-cell>
        </table:table-row>
      </table:table>
      <text:list xml:id="list29601746" text:continue-numbering="true" text:style-name="L4">
        <text:list-item>
          <text:list>
            <text:list-header>
              <text:p text:style-name="P16"/>
            </text:list-header>
          </text:list>
        </text:list-item>
        <text:list-item>
          <text:p text:style-name="P16">Тесты на умножение и вывод результата (3):</text:p>
          <text:list>
            <text:list-item>
              <text:p text:style-name="P16">Допустимый результат</text:p>
            </text:list-item>
          </text:list>
        </text:list-item>
      </text:list>
      <table:table table:name="Таблица7" table:style-name="Таблица7">
        <table:table-column table:style-name="Таблица7.A" table:number-columns-repeated="3"/>
        <table:table-row>
          <table:table-cell table:style-name="Таблица7.A1" office:value-type="string">
            <text:p text:style-name="P10">Значение</text:p>
          </table:table-cell>
          <table:table-cell table:style-name="Таблица7.A1" office:value-type="string">
            <text:p text:style-name="P10">Пример</text:p>
          </table:table-cell>
          <table:table-cell table:style-name="Таблица7.C1" office:value-type="string">
            <text:p text:style-name="P10">Результат</text:p>
          </table:table-cell>
        </table:table-row>
        <table:table-row>
          <table:table-cell table:style-name="Таблица7.A2" table:number-rows-spanned="2" office:value-type="string">
            <text:p text:style-name="P9">Умножение на ноль</text:p>
          </table:table-cell>
          <table:table-cell table:style-name="Таблица7.A2" office:value-type="string">
            <text:p text:style-name="P9">+99<text:span text:style-name="T1">E+</text:span>9939</text:p>
            <text:p text:style-name="P9">*</text:p>
            <text:p text:style-name="P9">+0</text:p>
          </table:table-cell>
          <table:table-cell table:style-name="Таблица7.C2" table:number-rows-spanned="2" office:value-type="string">
            <text:p text:style-name="P11">+0.0E+0</text:p>
          </table:table-cell>
        </table:table-row>
        <table:table-row>
          <table:covered-table-cell/>
          <table:table-cell table:style-name="Таблица7.A2" office:value-type="string">
            <text:p text:style-name="P9">+0.0<text:span text:style-name="T1">E-754</text:span></text:p>
            <text:p text:style-name="P11">*</text:p>
            <text:p text:style-name="P11">+11</text:p>
          </table:table-cell>
          <table:covered-table-cell/>
        </table:table-row>
        <table:table-row>
          <table:table-cell table:style-name="Таблица7.A2" table:number-rows-spanned="2" office:value-type="string">
            <text:p text:style-name="P26">Умножение на 1</text:p>
          </table:table-cell>
          <table:table-cell table:style-name="Таблица7.A2" office:value-type="string">
            <text:p text:style-name="P26">+34<text:span text:style-name="T1">E+1</text:span></text:p>
            <text:p text:style-name="P26"><text:span text:style-name="T1">*</text:span></text:p>
            <text:p text:style-name="P26"><text:span text:style-name="T1">+1</text:span></text:p>
          </table:table-cell>
          <table:table-cell table:style-name="Таблица7.C2" office:value-type="string">
            <text:p text:style-name="P11">+0<text:span text:style-name="T6">.34</text:span>E+3</text:p>
          </table:table-cell>
        </table:table-row>
        <table:table-row>
          <table:covered-table-cell/>
          <table:table-cell table:style-name="Таблица7.A2" office:value-type="string">
            <text:p text:style-name="P25">+1E+0</text:p>
            <text:p text:style-name="P25">*</text:p>
            <text:p text:style-name="P25">+4</text:p>
          </table:table-cell>
          <table:table-cell table:style-name="Таблица7.C2" office:value-type="string">
            <text:p text:style-name="P11">+0.4E+1</text:p>
          </table:table-cell>
        </table:table-row>
        <table:table-row>
          <table:table-cell table:style-name="Таблица7.A2" table:number-rows-spanned="2" office:value-type="string">
            <text:p text:style-name="P26">Вычисление порядка</text:p>
          </table:table-cell>
          <table:table-cell table:style-name="Таблица7.A2" office:value-type="string">
            <text:p text:style-name="P26"><text:span text:style-name="T1">-</text:span>2<text:span text:style-name="T1">E+0</text:span></text:p>
            <text:p text:style-name="P26"><text:span text:style-name="T1">*</text:span></text:p>
            <text:p text:style-name="P26"><text:span text:style-name="T1">-4</text:span></text:p>
          </table:table-cell>
          <table:table-cell table:style-name="Таблица7.C2" office:value-type="string">
            <text:p text:style-name="P11">+0.8E+1</text:p>
          </table:table-cell>
        </table:table-row>
        <table:table-row>
          <table:covered-table-cell/>
          <table:table-cell table:style-name="Таблица7.A2" office:value-type="string">
            <text:p text:style-name="P25">+6E+0</text:p>
            <text:p text:style-name="P25">*</text:p>
            <text:p text:style-name="P25">+7</text:p>
          </table:table-cell>
          <table:table-cell table:style-name="Таблица7.C2" office:value-type="string">
            <text:p text:style-name="P11">+0.42E+2</text:p>
          </table:table-cell>
        </table:table-row>
        <table:table-row>
          <table:table-cell table:style-name="Таблица7.A2" table:number-rows-spanned="2" office:value-type="string">
            <text:p text:style-name="P26">Округление</text:p>
          </table:table-cell>
          <table:table-cell table:style-name="Таблица7.A2" office:value-type="string">
            <text:p text:style-name="P26">+99..911(- 30 зн.)<text:span text:style-name="T1">E+0</text:span></text:p>
            <text:p text:style-name="P26"><text:span text:style-name="T1">*</text:span></text:p>
            <text:p text:style-name="P26"><text:span text:style-name="T1">+</text:span>2</text:p>
          </table:table-cell>
          <table:table-cell table:style-name="Таблица7.C2" office:value-type="string">
            <text:p text:style-name="P26">+0.199..9982<text:span text:style-name="T1">E+31</text:span></text:p>
          </table:table-cell>
        </table:table-row>
        <table:table-row>
          <table:covered-table-cell/>
          <table:table-cell table:style-name="Таблица7.A2" office:value-type="string">
            <text:p text:style-name="P26">+99..911(- 30 зн.)<text:span text:style-name="T1">E+0</text:span></text:p>
            <text:p text:style-name="P26"><text:span text:style-name="T1">*</text:span></text:p>
            <text:p text:style-name="P26"><text:span text:style-name="T1">+5</text:span></text:p>
          </table:table-cell>
          <table:table-cell table:style-name="Таблица7.C2" office:value-type="string">
            <text:p text:style-name="P26">+0.199..<text:span text:style-name="T1">9986E+31</text:span></text:p>
          </table:table-cell>
        </table:table-row>
        <table:table-row>
          <table:table-cell table:style-name="Таблица7.A2" office:value-type="string">
            <text:p text:style-name="P26">Перенос</text:p>
          </table:table-cell>
          <table:table-cell table:style-name="Таблица7.A2" office:value-type="string">
            <text:p text:style-name="P26">+99..99(- 30 зн.)<text:span text:style-name="T1">E+0</text:span></text:p>
            <text:p text:style-name="P26"><text:span text:style-name="T1">*</text:span></text:p>
            <text:p text:style-name="P26"><text:span text:style-name="T1">+</text:span>2</text:p>
          </table:table-cell>
          <table:table-cell table:style-name="Таблица7.C2" office:value-type="string">
            <text:p text:style-name="P25"><text:span text:style-name="T6">+0.2</text:span>E+31</text:p>
          </table:table-cell>
        </table:table-row>
        <table:table-row>
          <table:table-cell table:style-name="Таблица7.A2" table:number-rows-spanned="2" office:value-type="string">
            <text:p text:style-name="P26">Экстремальные значения</text:p>
          </table:table-cell>
          <table:table-cell table:style-name="Таблица7.A2" office:value-type="string">
            <text:p text:style-name="P9">+0.11..11<text:span text:style-name="T1">(–30 </text:span>зн.<text:span text:style-name="T1">)E+</text:span>99999</text:p>
            <text:p text:style-name="P9">*</text:p>
            <text:p text:style-name="P26">+9</text:p>
          </table:table-cell>
          <table:table-cell table:style-name="Таблица7.C2" office:value-type="string">
            <text:p text:style-name="P9">+0.99..99<text:span text:style-name="T1">(</text:span>-<text:span text:style-name="T1">30 </text:span>зн.<text:span text:style-name="T1">)E+</text:span>99999</text:p>
            <text:p text:style-name="P26"/>
          </table:table-cell>
        </table:table-row>
        <table:table-row>
          <table:covered-table-cell/>
          <table:table-cell table:style-name="Таблица7.A2" office:value-type="string">
            <text:p text:style-name="P9">+0.09<text:span text:style-name="T1">E-99999</text:span></text:p>
            <text:p text:style-name="P9"><text:soft-page-break/><text:span text:style-name="T1">*</text:span></text:p>
            <text:p text:style-name="P9"><text:span text:style-name="T1">+2</text:span></text:p>
          </table:table-cell>
          <table:table-cell table:style-name="Таблица7.C2" office:value-type="string">
            <text:p text:style-name="P11">+0.18E-99999</text:p>
          </table:table-cell>
        </table:table-row>
      </table:table>
      <text:list xml:id="list29609106" text:continue-numbering="true" text:style-name="L4">
        <text:list-item>
          <text:list>
            <text:list-header>
              <text:p text:style-name="P16"/>
            </text:list-header>
            <text:list-item>
              <text:p text:style-name="P16">Недопустимый результат</text:p>
            </text:list-item>
          </text:list>
        </text:list-item>
      </text:list>
      <table:table table:name="Таблица6" table:style-name="Таблица6">
        <table:table-column table:style-name="Таблица6.A" table:number-columns-repeated="3"/>
        <table:table-row>
          <table:table-cell table:style-name="Таблица6.A1" office:value-type="string">
            <text:p text:style-name="P10">Значение</text:p>
          </table:table-cell>
          <table:table-cell table:style-name="Таблица6.A1" office:value-type="string">
            <text:p text:style-name="P10">Пример</text:p>
          </table:table-cell>
          <table:table-cell table:style-name="Таблица6.C1" office:value-type="string">
            <text:p text:style-name="P10">Результат</text:p>
          </table:table-cell>
        </table:table-row>
        <table:table-row>
          <table:table-cell table:style-name="Таблица6.A2" table:number-rows-spanned="2" office:value-type="string">
            <text:p text:style-name="P9">Переполнение положительного порядка</text:p>
          </table:table-cell>
          <table:table-cell table:style-name="Таблица6.A2" office:value-type="string">
            <text:p text:style-name="P9">+99..<text:span text:style-name="T1">999(–30 </text:span>зн.<text:span text:style-name="T1">)E+</text:span>99999</text:p>
            <text:p text:style-name="P9">*</text:p>
            <text:p text:style-name="P9">+9</text:p>
          </table:table-cell>
          <table:table-cell table:style-name="Таблица6.C2" office:value-type="string">
            <text:p text:style-name="P9">ошибка</text:p>
          </table:table-cell>
        </table:table-row>
        <table:table-row>
          <table:covered-table-cell/>
          <table:table-cell table:style-name="Таблица6.A2" office:value-type="string">
            <text:p text:style-name="P9">+9<text:span text:style-name="T1">(–30 </text:span>зн.<text:span text:style-name="T1">)E+</text:span>99998</text:p>
            <text:p text:style-name="P9">*</text:p>
            <text:p text:style-name="P9">+9</text:p>
          </table:table-cell>
          <table:table-cell table:style-name="Таблица6.C2" office:value-type="string">
            <text:p text:style-name="P9">ошибка</text:p>
          </table:table-cell>
        </table:table-row>
        <table:table-row>
          <table:table-cell table:style-name="Таблица6.A2" office:value-type="string">
            <text:p text:style-name="P9">Переполнение отрицательного порядка</text:p>
          </table:table-cell>
          <table:table-cell table:style-name="Таблица6.A2" office:value-type="string">
            <text:p text:style-name="P9">+0.09<text:span text:style-name="T1">E-99999</text:span></text:p>
            <text:p text:style-name="P9"><text:span text:style-name="T1">*</text:span></text:p>
            <text:p text:style-name="P9">+1</text:p>
          </table:table-cell>
          <table:table-cell table:style-name="Таблица6.C2" office:value-type="string">
            <text:p text:style-name="P9">ошибка</text:p>
          </table:table-cell>
        </table:table-row>
      </table:table>
      <text:list xml:id="list29591178" text:continue-numbering="true" text:style-name="L4">
        <text:list-item>
          <text:list>
            <text:list-header>
              <text:p text:style-name="P16"/>
            </text:list-header>
          </text:list>
        </text:list-item>
      </text:list>
      <text:p text:style-name="P3"/>
      <text:p text:style-name="P1">Некоторые пояснения:</text:p>
      <text:p text:style-name="P5"><text:span text:style-name="T11"><text:tab/>Несмотря на то, теоретически диапазоны значений могут быть практически не ограниченны (например в </text:span><text:span text:style-name="T12">Pyton </text:span><text:span text:style-name="T11">или </text:span><text:span text:style-name="T12">Ruby ч</text:span><text:span text:style-name="T11">исла могут достигать значений </text:span><text:span text:style-name="T12">2^30 </text:span><text:span text:style-name="T11">и более</text:span><text:span text:style-name="T12">)</text:span><text:span text:style-name="T11"> в машинном представлении, конкретно в языке си можно использовать максимально объёмный тип </text:span><text:span text:style-name="T12">double, </text:span><text:span text:style-name="T11">тем самым, оперируя числами в диапазоне </text:span><text:span text:style-name="T12">[</text:span><text:span text:style-name="T18">-9 223 372 036 854 775 808 .0 ; 9 223 372 036 854 775 807.0</text:span><text:span text:style-name="T12">]</text:span><text:span text:style-name="T11">, то есть числами с длинной мантисы до двадцати знаков и соответствующей точностью. Разумеется этого недостаточно, поэтому есть смысл создавать пользовательские типы и структуры, для оперирования с числами гораздо большего порядка и с точностью до большего числа знаков.</text:span></text:p>
      <text:p text:style-name="P3"><text:tab/>Что касается стандартных типов, если говорить о числах, то для них доступны все арифметические и алгебраические операции. Также, с некоторыми оговорками, возможны алгебраические операции. Однако для пользовательских типов необходимо реализовывать эти операции самостоятельно. Чем мы, собственно, и занимались в этой работе.</text:p>
      <text:p text:style-name="P3"><text:tab/>Если же по ходу вычислений получается число, выходящее за рамки машинного представления данного типа, то результат (посредством некоторых операций) можно записать в один из типов большего объёма, конкретно в пользовательский тип, который может быть ограничен лишь вычислительными возможностями ПК.</text:p>
      <text:p text:style-name="P3"/>
      <text:p text:style-name="P1">Итого:</text:p>
      <text:p text:style-name="P3"><text:tab/>Была написано консольное приложение, удовлетворяющее вышеуказанным требованиям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1M54S</meta:editing-duration>
    <meta:editing-cycles>235</meta:editing-cycles>
    <meta:generator>OpenOffice/4.0.0$Win32 OpenOffice.org_project/400m3$Build-9702</meta:generator>
    <dc:date>2015-10-06T09:43:58.68</dc:date>
    <dc:creator>Александр Ким</dc:creator>
    <meta:document-statistic meta:table-count="7" meta:image-count="0" meta:object-count="0" meta:page-count="9" meta:paragraph-count="302" meta:word-count="1438" meta:character-count="9839"/>
    <meta:user-defined meta:name="Info 1"/>
    <meta:user-defined meta:name="Info 2"/>
    <meta:user-defined meta:name="Info 3"/>
    <meta:user-defined meta:name="Info 4"/>
  </office:meta>
</office:document-meta>
</file>